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3" style:family="paragraph" style:parent-style-name="Heading_20_2" style:list-style-name="L1">
      <style:paragraph-properties fo:text-align="start" style:justify-single-word="false"/>
      <style:text-properties fo:font-size="18pt" fo:font-weight="bold" officeooo:rsid="0285258a" officeooo:paragraph-rsid="02af3e22" style:font-size-asian="18pt" style:font-weight-asian="bold" style:font-size-complex="18pt" style:font-weight-complex="bold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paragraph-rsid="02e49984"/>
    </style:style>
    <style:style style:name="P6" style:family="paragraph" style:parent-style-name="Text_20_body">
      <style:text-properties officeooo:paragraph-rsid="02e6cdea"/>
    </style:style>
    <style:style style:name="P7" style:family="paragraph" style:parent-style-name="Text_20_body">
      <style:text-properties officeooo:rsid="02e6cdea" officeooo:paragraph-rsid="02e6cdea"/>
    </style:style>
    <style:style style:name="T1" style:family="text">
      <style:text-properties officeooo:rsid="02e2e9ab"/>
    </style:style>
    <style:style style:name="T2" style:family="text">
      <style:text-properties officeooo:rsid="02e49984"/>
    </style:style>
    <style:style style:name="T3" style:family="text">
      <style:text-properties officeooo:rsid="02e57e60"/>
    </style:style>
    <style:style style:name="T4" style:family="text">
      <style:text-properties officeooo:rsid="02e6cd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">6 Docker</text:span></text:p>
      <text:p text:style-name="P2"/>
      <text:list xml:id="list4656050069730706640" text:style-name="L1">
        <text:list-header>
          <text:p text:style-name="P3">Assignment</text:p>
        </text:list-header>
        <text:list-item text:style-override="L2">
          <text:p text:style-name="P4">Install docker-compose on your machine, if not already installed.</text:p>
        </text:list-item>
      </text:list>
      <text:p text:style-name="Text_20_body"/>
      <text:p text:style-name="Text_20_body"><text:s text:c="8"/><text:span text:style-name="T2">```</text:span></text:p>
      <text:p text:style-name="P5"><text:s text:c="8"/><text:span text:style-name="T2">$ sudo curl -L https://github.com/docker/compose/releases/download/1.21.2/docker-compose-$(uname -s)-$(uname -m) -o /usr/local/bin/docker-compose</text:span></text:p>
      <text:p text:style-name="P5"><text:s text:c="8"/><text:span text:style-name="T2">$ sudo chmod +x /usr/local/bin/docker-compose</text:span></text:p>
      <text:p text:style-name="Text_20_body"><text:s text:c="8"/><text:span text:style-name="T2">```</text:span></text:p>
      <text:p text:style-name="Text_20_body">!<text:span text:style-name="T2">[Docker installed]()</text:span></text:p>
      <text:p text:style-name="Text_20_body"/>
      <text:list xml:id="list230137843764610" text:continue-list="list4656050069730706640" text:style-name="L2">
        <text:list-item>
          <text:p text:style-name="P4">Check docker-compose version.</text:p>
        </text:list-item>
      </text:list>
      <text:p text:style-name="Text_20_body"/>
      <text:p text:style-name="Text_20_body"><text:s text:c="8"/><text:span text:style-name="T2">```</text:span></text:p>
      <text:p text:style-name="P5"><text:s text:c="8"/><text:span text:style-name="T2">$ docker-compose --version</text:span></text:p>
      <text:p text:style-name="Text_20_body"><text:s text:c="8"/><text:span text:style-name="T2">```</text:span></text:p>
      <text:p text:style-name="Text_20_body">!<text:span text:style-name="T2">[docker version]()</text:span></text:p>
      <text:p text:style-name="Text_20_body"/>
      <text:list xml:id="list230136857138856" text:continue-numbering="true" text:style-name="L2">
        <text:list-item>
          <text:p text:style-name="P4">Create a directory named nginx in your root.</text:p>
        </text:list-item>
      </text:list>
      <text:p text:style-name="Text_20_body"/>
      <text:p text:style-name="P5"><text:s text:c="8"/><text:span text:style-name="T2">```</text:span></text:p>
      <text:p text:style-name="P5"><text:s text:c="8"/><text:span text:style-name="T2">$ mkdir nginx</text:span></text:p>
      <text:p text:style-name="P5"><text:s text:c="8"/><text:span text:style-name="T2">```</text:span></text:p>
      <text:p text:style-name="P5">!<text:span text:style-name="T2">[nginx created]()</text:span></text:p>
      <text:p text:style-name="P5"/>
      <text:p text:style-name="P5"/>
      <text:p text:style-name="P5"/>
      <text:p text:style-name="P5"><text:soft-page-break/></text:p>
      <text:list xml:id="list230137534582152" text:continue-numbering="true" text:style-name="L2">
        <text:list-item>
          <text:p text:style-name="P4">Switch to that directory and create a file named docker-compose.yaml</text:p>
        </text:list-item>
      </text:list>
      <text:p text:style-name="Text_20_body"/>
      <text:p text:style-name="P5"><text:s text:c="7"/><text:span text:style-name="T2">```</text:span></text:p>
      <text:p text:style-name="P5"><text:s text:c="8"/><text:span text:style-name="T2">$ mkdir nginx</text:span></text:p>
      <text:p text:style-name="P5"><text:s text:c="8"/><text:span text:style-name="T2">```</text:span></text:p>
      <text:p text:style-name="P5">!<text:span text:style-name="T2">[nginx created]()</text:span></text:p>
      <text:p text:style-name="P5"/>
      <text:list xml:id="list230138120991383" text:continue-numbering="true" text:style-name="L2">
        <text:list-item>
          <text:p text:style-name="P4">Use docker-compose version 2 to create docker-compose.yaml file.</text:p>
        </text:list-item>
        <text:list-item>
          <text:p text:style-name="P4">Create a service named "databases".</text:p>
        </text:list-item>
        <text:list-item>
          <text:p text:style-name="P4">Use image named "mysql"</text:p>
        </text:list-item>
        <text:list-item>
          <text:p text:style-name="P4">Map container 3306 port to host machine 3306 port.</text:p>
        </text:list-item>
        <text:list-item>
          <text:p text:style-name="P4">Add environment variables named "MYSQL_ROOT_PASSWORD", "MYSQL_DATABASE", "MYSQL_USER" and "MYSQL_PASSWORD" along with corresponding values for all.</text:p>
        </text:list-item>
        <text:list-item>
          <text:p text:style-name="P4">Add another service named "web"</text:p>
        </text:list-item>
        <text:list-item>
          <text:p text:style-name="P4">Use image "nginx"</text:p>
        </text:list-item>
        <text:list-item>
          <text:p text:style-name="P4">Save docker-compose.yaml file and do docker-compose up.</text:p>
        </text:list-item>
      </text:list>
      <text:p text:style-name="Text_20_body"/>
      <text:p text:style-name="Text_20_body"><text:s text:c="7"/><text:span text:style-name="T3">```</text:span></text:p>
      <text:p text:style-name="P6"><text:span text:style-name="T3"><text:s text:c="7"/>version: '2'</text:span></text:p>
      <text:p text:style-name="P7"><text:s text:c="7"/>services:</text:p>
      <text:p text:style-name="P7"><text:s text:c="9"/>databases:</text:p>
      <text:p text:style-name="P7"><text:s text:c="9"/>image: "mysql"</text:p>
      <text:p text:style-name="P7"><text:s text:c="9"/>ports:</text:p>
      <text:p text:style-name="P7"><text:s text:c="12"/>- "3306:3306"</text:p>
      <text:p text:style-name="P7"><text:s text:c="9"/>environment:</text:p>
      <text:p text:style-name="P7"><text:s text:c="12"/>- MYSQL_ROOT_PASSWORD=123</text:p>
      <text:p text:style-name="P7"><text:soft-page-break/><text:s text:c="9"/>- MYSQL_DATABASE=lovedeep_sharma</text:p>
      <text:p text:style-name="P7"><text:s text:c="9"/>- MYSQL_USER=root</text:p>
      <text:p text:style-name="P7"><text:s text:c="9"/>- MYSQL_PASSWORD=123</text:p>
      <text:p text:style-name="P7"/>
      <text:p text:style-name="P7"><text:s text:c="5"/>web:</text:p>
      <text:p text:style-name="P7"><text:s text:c="8"/>image: nginx</text:p>
      <text:p text:style-name="P7"><text:s text:c="8"/>ports:</text:p>
      <text:p text:style-name="P7"><text:s text:c="12"/>- "80:80"</text:p>
      <text:p text:style-name="P7"><text:s text:c="7"/>depends_on:</text:p>
      <text:p text:style-name="P7"><text:s text:c="12"/>- databases</text:p>
      <text:p text:style-name="P7"/>
      <text:p text:style-name="P7"><text:s text:c="4"/>...</text:p>
      <text:p text:style-name="Text_20_body"><text:s text:c="7"/><text:span text:style-name="T3">```</text:span></text:p>
      <text:p text:style-name="Text_20_body"/>
      <text:p text:style-name="Text_20_body">!<text:span text:style-name="T4">[docker-compose-file]()</text:span></text:p>
      <text:p text:style-name="Text_20_body"/>
      <text:list xml:id="list230137009846911" text:continue-numbering="true" text:style-name="L2">
        <text:list-item>
          <text:p text:style-name="P4">Verify nginx service is up and is accessible on machine.</text:p>
        </text:list-item>
      </text:list>
      <text:p text:style-name="Text_20_body"/>
      <text:p text:style-name="Text_20_body">!<text:span text:style-name="T4">[nginx-verification]()</text:span></text:p>
      <text:p text:style-name="Text_20_body"/>
      <text:list xml:id="list230136673537846" text:continue-numbering="true" text:style-name="L2">
        <text:list-item>
          <text:p text:style-name="P4">Stop and remove your docker container using docker-compose.</text:p>
        </text:list-item>
      </text:list>
      <text:p text:style-name="Text_20_body"/>
      <text:p text:style-name="Text_20_body"><text:s text:c="8"/><text:span text:style-name="T4">```</text:span></text:p>
      <text:p text:style-name="Text_20_body"><text:s text:c="9"/><text:span text:style-name="T4">$ docker-compose down</text:span></text:p>
      <text:p text:style-name="P7"><text:s text:c="8"/>```</text:p>
      <text:p text:style-name="P7"/>
      <text:p text:style-name="P7">![docker-compose-down]()</text:p>
      <text:list xml:id="list230138281331556" text:continue-list="list230136673537846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3T23:01:34.650988237</dc:date>
    <meta:editing-duration>P1DT13H11M36S</meta:editing-duration>
    <meta:editing-cycles>347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202" meta:character-count="1752" meta:non-whitespace-character-count="1327"/>
  </office:meta>
</office:document-meta>
</file>